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paragraph-rsid="00121dc5"/>
    </style:style>
    <style:style style:name="P2" style:family="paragraph" style:parent-style-name="Text_20_body" style:list-style-name="L9">
      <style:text-properties fo:language="en" fo:country="US" officeooo:rsid="003dd136" officeooo:paragraph-rsid="00121dc5"/>
    </style:style>
    <style:style style:name="P3" style:family="paragraph" style:parent-style-name="Text_20_body">
      <style:text-properties fo:language="en" fo:country="US" officeooo:rsid="003dd136" officeooo:paragraph-rsid="00121dc5"/>
    </style:style>
    <style:style style:name="P4" style:family="paragraph" style:parent-style-name="Text_20_body" style:list-style-name="L2">
      <style:text-properties fo:language="en" fo:country="US" officeooo:rsid="00116da4" officeooo:paragraph-rsid="00121dc5"/>
    </style:style>
    <style:style style:name="P5" style:family="paragraph" style:parent-style-name="Text_20_body">
      <style:text-properties fo:language="en" fo:country="US" officeooo:rsid="00116da4" officeooo:paragraph-rsid="00121dc5"/>
    </style:style>
    <style:style style:name="P6" style:family="paragraph" style:parent-style-name="Text_20_body" style:list-style-name="L2">
      <style:text-properties fo:language="en" fo:country="US" officeooo:rsid="0035134d" officeooo:paragraph-rsid="00121dc5"/>
    </style:style>
    <style:style style:name="P7" style:family="paragraph" style:parent-style-name="Text_20_body" style:list-style-name="L6">
      <style:text-properties fo:language="en" fo:country="US" officeooo:rsid="00141987" officeooo:paragraph-rsid="00121dc5"/>
    </style:style>
    <style:style style:name="P8" style:family="paragraph" style:parent-style-name="Text_20_body">
      <style:text-properties fo:language="en" fo:country="US" officeooo:rsid="00141987" officeooo:paragraph-rsid="00121dc5"/>
    </style:style>
    <style:style style:name="P9" style:family="paragraph" style:parent-style-name="Text_20_body" style:list-style-name="L6">
      <style:text-properties fo:language="en" fo:country="US" officeooo:rsid="001aabd6" officeooo:paragraph-rsid="00121dc5"/>
    </style:style>
    <style:style style:name="P10" style:family="paragraph" style:parent-style-name="Text_20_body" style:list-style-name="L6">
      <style:text-properties fo:language="en" fo:country="US" officeooo:rsid="001f19af" officeooo:paragraph-rsid="00121dc5"/>
    </style:style>
    <style:style style:name="P11" style:family="paragraph" style:parent-style-name="Text_20_body" style:list-style-name="L6">
      <style:text-properties fo:language="en" fo:country="US" officeooo:rsid="002266a9" officeooo:paragraph-rsid="00121dc5"/>
    </style:style>
    <style:style style:name="P12" style:family="paragraph" style:parent-style-name="Text_20_body" style:list-style-name="L6">
      <style:text-properties fo:language="en" fo:country="US" officeooo:rsid="00239f3e" officeooo:paragraph-rsid="00121dc5"/>
    </style:style>
    <style:style style:name="P13" style:family="paragraph" style:parent-style-name="Text_20_body" style:list-style-name="L6">
      <style:text-properties fo:language="en" fo:country="US" officeooo:rsid="00260927" officeooo:paragraph-rsid="00121dc5"/>
    </style:style>
    <style:style style:name="P14" style:family="paragraph" style:parent-style-name="Text_20_body" style:list-style-name="L7">
      <style:text-properties fo:language="en" fo:country="US" officeooo:rsid="002dae63" officeooo:paragraph-rsid="00121dc5"/>
    </style:style>
    <style:style style:name="P15" style:family="paragraph" style:parent-style-name="Text_20_body">
      <style:text-properties fo:language="en" fo:country="US" officeooo:rsid="002dae63" officeooo:paragraph-rsid="00121dc5"/>
    </style:style>
    <style:style style:name="P16" style:family="paragraph" style:parent-style-name="Text_20_body" style:list-style-name="L7">
      <style:text-properties fo:language="en" fo:country="US" officeooo:rsid="002dee51" officeooo:paragraph-rsid="00121dc5"/>
    </style:style>
    <style:style style:name="P17" style:family="paragraph" style:parent-style-name="Text_20_body" style:list-style-name="L7">
      <style:text-properties fo:language="en" fo:country="US" officeooo:rsid="003b77c4" officeooo:paragraph-rsid="00121dc5"/>
    </style:style>
    <style:style style:name="P18" style:family="paragraph" style:parent-style-name="Text_20_body" style:list-style-name="L7">
      <style:text-properties fo:language="en" fo:country="US" officeooo:rsid="002eb18a" officeooo:paragraph-rsid="00121dc5"/>
    </style:style>
    <style:style style:name="P19" style:family="paragraph" style:parent-style-name="Text_20_body" style:list-style-name="L8">
      <style:text-properties fo:language="en" fo:country="US" officeooo:rsid="002f3761" officeooo:paragraph-rsid="00121dc5"/>
    </style:style>
    <style:style style:name="P20" style:family="paragraph" style:parent-style-name="Text_20_body">
      <style:text-properties fo:language="en" fo:country="US" officeooo:rsid="002f3761" officeooo:paragraph-rsid="00121dc5"/>
    </style:style>
    <style:style style:name="T1" style:family="text">
      <style:text-properties officeooo:rsid="00141987"/>
    </style:style>
    <style:style style:name="T2" style:family="text">
      <style:text-properties officeooo:rsid="00134033"/>
    </style:style>
    <style:style style:name="T3" style:family="text">
      <style:text-properties officeooo:rsid="0049fe84"/>
    </style:style>
    <style:style style:name="T4" style:family="text">
      <style:text-properties style:text-underline-style="solid" style:text-underline-width="auto" style:text-underline-color="font-color" officeooo:rsid="002ad9a3"/>
    </style:style>
    <style:style style:name="T5" style:family="text">
      <style:text-properties officeooo:rsid="002ad9a3"/>
    </style:style>
    <style:style style:name="T6" style:family="text">
      <style:text-properties officeooo:rsid="00dbc968"/>
    </style:style>
    <style:style style:name="T7" style:family="text">
      <style:text-properties officeooo:rsid="00157f9e"/>
    </style:style>
    <style:style style:name="T8" style:family="text">
      <style:text-properties officeooo:rsid="001c7f34"/>
    </style:style>
    <style:style style:name="T9" style:family="text">
      <style:text-properties officeooo:rsid="00254d37"/>
    </style:style>
    <style:style style:name="T10" style:family="text">
      <style:text-properties officeooo:rsid="00c97810"/>
    </style:style>
    <style:style style:name="T11" style:family="text">
      <style:text-properties officeooo:rsid="002a04b2"/>
    </style:style>
    <style:style style:name="T12" style:family="text">
      <style:text-properties officeooo:rsid="0037882d"/>
    </style:style>
    <style:style style:name="T13" style:family="text">
      <style:text-properties officeooo:rsid="002dee51"/>
    </style:style>
    <style:style style:name="T14" style:family="text">
      <style:text-properties officeooo:rsid="00321b51"/>
    </style:style>
    <style:style style:name="T15" style:family="text">
      <style:text-properties officeooo:rsid="002f3761"/>
    </style:style>
    <style:style style:name="T16" style:family="text">
      <style:text-properties officeooo:rsid="00310856"/>
    </style:style>
    <style:style style:name="T17" style:family="text">
      <style:text-properties officeooo:rsid="003c47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near Quadratic Gaussian Integral(LQGI)</text:h>
      <text:p text:style-name="P5">This controller works for the most cases. It’s a standard controller for simple problems such as temperature control, water level control, electrical DC motor control etc. You should choose this controller if you have:</text:p>
      <text:list xml:id="list3876012753" text:style-name="L2">
        <text:list-item>
          <text:p text:style-name="P4"><text:bookmark-start text:name="__DdeLink__221_91973849"/>No disturbances <text:span text:style-name="T1">is effecting the system</text:span><text:bookmark-end text:name="__DdeLink__221_91973849"/></text:p>
        </text:list-item>
        <text:list-item>
          <text:p text:style-name="P4"><text:bookmark-start text:name="__DdeLink__223_91973849"/>No referen<text:span text:style-name="T2">ce</text:span> model following <text:span text:style-name="T1">is required</text:span><text:bookmark-end text:name="__DdeLink__223_91973849"/></text:p>
        </text:list-item>
        <text:list-item>
          <text:p text:style-name="P6">The control object is <text:span text:style-name="T3">temperature system, electrical or fluid system.</text:span></text:p>
        </text:list-item>
      </text:list>
      <text:p text:style-name="P8"><text:bookmark-start text:name="__DdeLink__226_91973849"/>Here is a step by step to create the <text:bookmark-start text:name="__DdeLink__29_3808161794"/><text:span text:style-name="T4">infinite</text:span><text:span text:style-name="T5"> horizon </text:span>LQG<text:bookmark-end text:name="__DdeLink__29_3808161794"/>I controller:<text:bookmark-end text:name="__DdeLink__226_91973849"/></text:p>
      <text:list xml:id="list2329861744" text:style-name="L6">
        <text:list-item>
          <text:p text:style-name="P7">Start to estimate your discrete state space model. Select the OKID, MOESP or N4SID methods to get the <text:span text:style-name="T6">estimated </text:span>model.</text:p>
          <text:p text:style-name="P7"><draw:frame draw:style-name="fr1" draw:name="Object1" text:anchor-type="as-char" svg:y="-0.579cm" svg:width="5.001cm" svg:height="1.03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7"><text:bookmark-start text:name="__DdeLink__375_3733918895"/>Start to<text:span text:style-name="T7"> solving Discrete Algebraic Riccati Equation(DARE) by iterating it like 100 times:</text:span></text:p>
          <text:p text:style-name="P7"><draw:frame draw:style-name="fr1" draw:name="Object3" text:anchor-type="as-char" svg:y="-0.437cm" svg:width="11.733cm" svg:height="0.55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9">Where<draw:frame draw:style-name="fr1" draw:name="Object4" text:anchor-type="as-char" svg:y="-0.386cm" svg:width="1.085cm" svg:height="0.5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8">is the measured steady state noise vector from a sensor or sensors and:</text:span></text:p>
          <text:p text:style-name="P9"><draw:frame draw:style-name="fr1" draw:name="Object2" text:anchor-type="as-char" svg:y="-0.847cm" svg:width="3.475cm" svg:height="1.57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0">After solving DARE, then find the steady state Kalman gain matrix<draw:frame draw:style-name="fr1" draw:name="Object5" text:anchor-type="as-char" svg:y="-0.377cm" svg:width="0.54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10"><draw:frame draw:style-name="fr1" draw:name="Object6" text:anchor-type="as-char" svg:y="-0.437cm" svg:width="5.773cm" svg:height="0.55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bookmark-end text:name="__DdeLink__375_3733918895"/></text:p>
        </text:list-item>
        <text:list-item>
          <text:p text:style-name="P11">Now create the augmented state space model with integral action.</text:p>
          <text:p text:style-name="P11"><draw:frame draw:style-name="fr1" draw:name="Object7" text:anchor-type="as-char" svg:y="-1.554cm" svg:width="8.648cm" svg:height="2.92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12"><text:bookmark-start text:name="__DdeLink__614_175531163"/>Start solving <text:span text:style-name="T9">another</text:span> DARE <text:span text:style-name="T10">by iterating it like 100 times.</text:span></text:p>
          <text:p text:style-name="P12"><draw:frame draw:style-name="fr1" draw:name="Object8" text:anchor-type="as-char" svg:y="-0.527cm" svg:width="11.793cm" svg:height="0.64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12">With:</text:p>
          <text:p text:style-name="P12"><draw:frame draw:style-name="fr1" draw:name="Object9" text:anchor-type="as-char" svg:y="-0.81cm" svg:width="2.256cm" svg:height="1.49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bookmark-end text:name="__DdeLink__614_175531163"/></text:p>
        </text:list-item>
        <text:list-item>
          <text:p text:style-name="P13">After have solve that DARE, then find the control law <text:span text:style-name="T11">and integral law:</text:span></text:p>
          <text:p text:style-name="P13"><draw:frame draw:style-name="fr1" draw:name="Object10" text:anchor-type="as-char" svg:y="-0.527cm" svg:width="6.765cm" svg:height="0.70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</text:list>
      <text:p text:style-name="P15"><text:soft-page-break/>Now we have found our <text:span text:style-name="T12">K</text:span>alman gain matrix<draw:frame draw:style-name="fr1" draw:name="Object11" text:anchor-type="as-char" svg:y="-0.377cm" svg:width="0.549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and the control law<draw:frame draw:style-name="fr1" draw:name="Object12" text:anchor-type="as-char" svg:y="-0.377cm" svg:width="0.462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and the integral law<draw:frame draw:style-name="fr1" draw:name="Object13" text:anchor-type="as-char" svg:y="-0.377cm" svg:width="0.54cm" svg:height="0.53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bookmark-start text:name="__DdeLink__618_175531163"/>Now it’s time to create the LQGI controller:</text:p>
      <text:list xml:id="list4093757147" text:style-name="L7">
        <text:list-item>
          <text:p text:style-name="P14">Set the initial state vector<draw:frame draw:style-name="fr1" draw:name="Object15" text:anchor-type="as-char" svg:y="-0.386cm" svg:width="4.207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, and your reference<draw:frame draw:style-name="fr1" draw:name="Object16" text:anchor-type="as-char" svg:y="-0.386cm" svg:width="0.965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to your desire value.</text:p>
        </text:list-item>
        <text:list-item>
          <text:p text:style-name="P14">Measure with your sensor or sensors the output signal<draw:frame draw:style-name="fr1" draw:name="Object14" text:anchor-type="as-char" svg:y="-0.386cm" svg:width="1.228cm" svg:height="0.54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16">Compute the control law</text:p>
          <text:p text:style-name="P16"><draw:frame draw:style-name="fr1" draw:name="Object17" text:anchor-type="as-char" svg:y="-0.386cm" svg:width="5.888cm" svg:height="0.542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17">And update the<text:span text:style-name="T13"> integral law.</text:span></text:p>
          <text:p text:style-name="P16"><draw:frame draw:style-name="fr1" draw:name="Object22" text:anchor-type="as-char" svg:y="-0.386cm" svg:width="5.214cm" svg:height="0.542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16"><draw:frame draw:style-name="fr1" draw:name="Object26" text:anchor-type="as-char" svg:y="-0.377cm" svg:width="0.661cm" svg:height="0.53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is a reference gain where<draw:frame draw:style-name="fr1" draw:name="Object19" text:anchor-type="as-char" svg:y="-0.377cm" svg:width="0.43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is <text:span text:style-name="T14">an integral pole. It will make the integral action slower</text:span><text:span text:style-name="T14"><draw:frame draw:style-name="fr1" draw:name="Object20" text:anchor-type="as-char" svg:y="-0.377cm" svg:width="1.044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4">or faster</text:span><text:span text:style-name="T14"><draw:frame draw:style-name="fr1" draw:name="Object21" text:anchor-type="as-char" svg:y="-0.377cm" svg:width="1.032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4">.</text:span></text:p>
          <text:p text:style-name="P16"><draw:frame draw:style-name="fr1" draw:name="Object18" text:anchor-type="as-char" svg:y="-0.683cm" svg:width="3.408cm" svg:height="1.06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  <text:list-item>
          <text:p text:style-name="P18"><text:span text:style-name="T15">T</text:span>hen compute the estimated state <text:span text:style-name="T15">from the Kalman filter.</text:span></text:p>
          <text:p text:style-name="P18"><draw:frame draw:style-name="fr1" draw:name="Object23" text:anchor-type="as-char" svg:y="-0.386cm" svg:width="7.181cm" svg:height="0.542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</text:list>
      <text:p text:style-name="P20">Now repeat the following <text:span text:style-name="T16">to control the object with the LQGI controller:</text:span></text:p>
      <text:list xml:id="list2294968530" text:style-name="L8">
        <text:list-item>
          <text:p text:style-name="P19"><draw:frame draw:style-name="fr1" draw:name="Object24" text:anchor-type="as-char" svg:y="-0.386cm" svg:width="5.888cm" svg:height="0.542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- <text:span text:style-name="T14">Control</text:span></text:p>
        </text:list-item>
        <text:list-item>
          <text:p text:style-name="P19"><draw:frame draw:style-name="fr1" draw:name="Object27" text:anchor-type="as-char" svg:y="-0.386cm" svg:width="5.214cm" svg:height="0.54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- <text:span text:style-name="T17">Integrate</text:span></text:p>
        </text:list-item>
        <text:list-item>
          <text:p text:style-name="P19"><draw:frame draw:style-name="fr1" draw:name="Object25" text:anchor-type="as-char" svg:y="-0.386cm" svg:width="7.181cm" svg:height="0.54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- <text:span text:style-name="T14">Estimate </text:span><text:bookmark-end text:name="__DdeLink__618_175531163"/></text:p>
        </text:list-item>
      </text:list>
      <text:p text:style-name="P3"><text:bookmark-start text:name="__DdeLink__624_175531163"/><text:bookmark-start text:name="__DdeLink__622_175531163"/>Practical methods:</text:p>
      <text:list xml:id="list1313199830" text:style-name="L9">
        <text:list-item>
          <text:p text:style-name="P2">Saturation on<draw:frame draw:style-name="fr1" draw:name="Object28" text:anchor-type="as-char" svg:y="-0.386cm" svg:width="0.991cm" svg:height="0.508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bookmark-end text:name="__DdeLink__624_175531163"/></text:p>
        </text:list-item>
        <text:list-item>
          <text:p text:style-name="P2">Anti-windup on<draw:frame draw:style-name="fr1" draw:name="Object29" text:anchor-type="as-char" svg:y="-0.386cm" svg:width="1.081cm" svg:height="0.54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bookmark-end text:name="__DdeLink__622_17553116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05:43.165018755</meta:creation-date>
    <dc:date>2019-06-15T13:06:18.164119755</dc:date>
    <meta:editing-duration>PT37S</meta:editing-duration>
    <meta:editing-cycles>1</meta:editing-cycles>
    <meta:document-statistic meta:table-count="0" meta:image-count="0" meta:object-count="29" meta:page-count="2" meta:paragraph-count="40" meta:word-count="281" meta:character-count="1649" meta:non-whitespace-character-count="1413"/>
    <meta:generator>LibreOffice/6.2.3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row>
        <mo fence="true" stretchy="false">(</mo>
        <mrow>
          <mi>k</mi>
        </mrow>
        <mo fence="true" stretchy="false">)</mo>
      </mrow>
    </mrow>
    <annotation encoding="StarMath 5.0">x_i( k )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i>I</mi>
          </mrow>
        </mtd>
      </mtr>
      <mtr>
        <mtd columnalign="left">
          <mrow>
            <mrow>
              <mi>R</mi>
              <mo stretchy="false">=</mo>
              <mi>ρ</mi>
            </mrow>
            <mi>I</mi>
            <mi>,</mi>
            <mrow>
              <mi>ρ</mi>
              <mo stretchy="false">&gt;</mo>
              <mn>0</mn>
            </mrow>
          </mrow>
        </mtd>
      </mtr>
      <mtr>
        <mtd columnalign="left"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Q = I newline 
alignl R = %rho I , %rho &gt; 0  newline
alignl X( 0 ) = 0</annotation>
  </semantics>
</math>
</file>

<file path=Object 1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L</mi>
                </mtd>
                <mtd>
                  <msub>
                    <mi>L</mi>
                    <mi>i</mi>
                  </msub>
                </mtd>
              </mtr>
            </mtable>
          </mrow>
          <mo fence="true" stretchy="true">]</mo>
        </mrow>
        <mo stretchy="false">=</mo>
        <msup>
          <mrow>
            <mo fence="true" stretchy="false">(</mo>
            <mrow>
              <mrow>
                <mover accent="true">
                  <msup>
                    <mi>B</mi>
                    <mi>T</mi>
                  </msup>
                  <mo stretchy="false">˚</mo>
                </mover>
                <mi>X</mi>
                <mrow>
                  <mo fence="true" stretchy="false">(</mo>
                  <mrow>
                    <mi>k</mi>
                  </mrow>
                  <mo fence="true" stretchy="false">)</mo>
                </mrow>
                <mrow>
                  <mover accent="true">
                    <mi>B</mi>
                    <mo stretchy="false">˚</mo>
                  </mover>
                  <mo stretchy="false">+</mo>
                  <mi>R</mi>
                </mrow>
              </mrow>
            </mrow>
            <mo fence="true" stretchy="false">)</mo>
          </mrow>
          <mrow>
            <mo stretchy="false">−</mo>
            <mn>1</mn>
          </mrow>
        </msup>
      </mrow>
      <mrow>
        <mo fence="true" stretchy="false">(</mo>
        <mrow>
          <mrow>
            <mover accent="true">
              <msup>
                <mi>B</mi>
                <mi>T</mi>
              </msup>
              <mo stretchy="false">˚</mo>
            </mover>
            <mi>X</mi>
            <mrow>
              <mo fence="true" stretchy="false">(</mo>
              <mrow>
                <mi>k</mi>
              </mrow>
              <mo fence="true" stretchy="false">)</mo>
            </mrow>
            <mover accent="true">
              <mi>A</mi>
              <mo stretchy="false">˚</mo>
            </mover>
          </mrow>
        </mrow>
        <mo fence="true" stretchy="false">)</mo>
      </mrow>
    </mrow>
    <annotation encoding="StarMath 5.0">left[ matrix{L # L_i }right] =(circle B^T X(k) circle B + R)^{-1}(circle B^T X(k) circle A)</annotation>
  </semantics>
</math>
</file>

<file path=Object 12/content.xml><?xml version="1.0" encoding="utf-8"?>
<math xmlns="http://www.w3.org/1998/Math/MathML" display="block">
  <semantics>
    <mi>K</mi>
    <annotation encoding="StarMath 5.0">K</annotation>
  </semantics>
</math>
</file>

<file path=Object 13/content.xml><?xml version="1.0" encoding="utf-8"?>
<math xmlns="http://www.w3.org/1998/Math/MathML" display="block">
  <semantics>
    <mi>L</mi>
    <annotation encoding="StarMath 5.0">L</annotation>
  </semantics>
</math>
</file>

<file path=Object 14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15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  <msub>
        <mi>x</mi>
        <mi>i</mi>
      </msub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  <mrow>
        <mi>k</mi>
        <mo stretchy="false">=</mo>
        <mn>0</mn>
      </mrow>
    </mrow>
    <annotation encoding="StarMath 5.0">x(k) = 0, x_i(k) = 0, k= 0</annotation>
  </semantics>
</math>
</file>

<file path=Object 16/content.xml><?xml version="1.0" encoding="utf-8"?>
<math xmlns="http://www.w3.org/1998/Math/MathML" display="block">
  <semantics>
    <mrow>
      <mi>r</mi>
      <mrow>
        <mo fence="true" stretchy="false">(</mo>
        <mrow>
          <mi>k</mi>
        </mrow>
        <mo fence="true" stretchy="false">)</mo>
      </mrow>
    </mrow>
    <annotation encoding="StarMath 5.0">r( k )</annotation>
  </semantics>
</math>
</file>

<file path=Object 17/content.xml><?xml version="1.0" encoding="utf-8"?>
<math xmlns="http://www.w3.org/1998/Math/MathML" display="block">
  <semantics>
    <mrow>
      <msub>
        <mi>y</mi>
        <mi>m</mi>
      </msub>
      <mrow>
        <mo fence="true" stretchy="false">(</mo>
        <mrow>
          <mi>k</mi>
        </mrow>
        <mo fence="true" stretchy="false">)</mo>
      </mrow>
    </mrow>
    <annotation encoding="StarMath 5.0">y_m( k )</annotation>
  </semantics>
</math>
</file>

<file path=Object 18/content.xml><?xml version="1.0" encoding="utf-8"?>
<math xmlns="http://www.w3.org/1998/Math/MathML" display="block">
  <semantics>
    <mrow>
      <mi>u</mi>
      <mrow>
        <mrow>
          <mo fence="true" stretchy="false">(</mo>
          <mrow>
            <mi>k</mi>
          </mrow>
          <mo fence="true" stretchy="false">)</mo>
        </mrow>
        <mo stretchy="false">=</mo>
        <msub>
          <mi>K</mi>
          <mi>f</mi>
        </msub>
      </mrow>
      <mi>r</mi>
      <mrow>
        <mrow>
          <mo fence="true" stretchy="false">(</mo>
          <mrow>
            <mi>k</mi>
          </mrow>
          <mo fence="true" stretchy="false">)</mo>
        </mrow>
        <mo stretchy="false">−</mo>
        <mrow>
          <mo fence="true" stretchy="false">(</mo>
          <mrow>
            <mrow>
              <mi mathvariant="italic">Lx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sub>
                  <mi>L</mi>
                  <mi>i</mi>
                </msub>
              </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u( k ) = K_f r(k) - ( Lx(k) - L_i x_i(k) )</annotation>
  </semantics>
</math>
</file>

<file path=Object 19/content.xml><?xml version="1.0" encoding="utf-8"?>
<math xmlns="http://www.w3.org/1998/Math/MathML" display="block">
  <semantics>
    <mrow>
      <msub>
        <mi>x</mi>
        <mi>i</mi>
      </msub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ub>
          <mi>x</mi>
          <mi>i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i>r</mi>
      </mrow>
      <mrow>
        <mrow>
          <mo fence="true" stretchy="false">(</mo>
          <mrow>
            <mi>k</mi>
          </mrow>
          <mo fence="true" stretchy="false">)</mo>
        </mrow>
        <mo stretchy="false">−</mo>
        <msub>
          <mi>y</mi>
          <mi>m</mi>
        </msub>
      </mrow>
      <mrow>
        <mo fence="true" stretchy="false">(</mo>
        <mrow>
          <mi>k</mi>
        </mrow>
        <mo fence="true" stretchy="false">)</mo>
      </mrow>
    </mrow>
    <annotation encoding="StarMath 5.0">x_i( k+1 ) = x_i( k ) + r( k ) - y_m( k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over accent="true">
              <mi>x</mi>
              <mo stretchy="false">˙</mo>
            </mover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=</mo>
              <mi mathvariant="italic">Ax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+</mo>
              <mi mathvariant="italic">Bu</mi>
            </mrow>
            <mrow>
              <mo fence="true" stretchy="false">(</mo>
              <mrow>
                <mi>k</mi>
              </mrow>
              <mo fence="true" stretchy="false">)</mo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i mathvariant="italic">Cx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+</mo>
              <mi mathvariant="italic">Du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+</mo>
              <mi>w</mi>
            </mrow>
            <mrow>
              <mo fence="true" stretchy="false">(</mo>
              <mrow>
                <mi>k</mi>
              </mrow>
              <mo fence="true" stretchy="false">)</mo>
            </mrow>
          </mrow>
        </mtd>
      </mtr>
    </mtable>
    <annotation encoding="StarMath 5.0">alignl dot x( k+1 ) = Ax(k) + Bu( k) newline
alignl  y(k) = Cx(k) + Du(k) + w( k )</annotation>
  </semantics>
</math>
</file>

<file path=Object 20/content.xml><?xml version="1.0" encoding="utf-8"?>
<math xmlns="http://www.w3.org/1998/Math/MathML" display="block">
  <semantics>
    <msub>
      <mi>K</mi>
      <mi>r</mi>
    </msub>
    <annotation encoding="StarMath 5.0">K_r</annotation>
  </semantics>
</math>
</file>

<file path=Object 21/content.xml><?xml version="1.0" encoding="utf-8"?>
<math xmlns="http://www.w3.org/1998/Math/MathML" display="block">
  <semantics>
    <mi>q</mi>
    <annotation encoding="StarMath 5.0">q</annotation>
  </semantics>
</math>
</file>

<file path=Object 22/content.xml><?xml version="1.0" encoding="utf-8"?>
<math xmlns="http://www.w3.org/1998/Math/MathML" display="block">
  <semantics>
    <mrow>
      <mn>0</mn>
      <mo stretchy="false">←</mo>
      <mi>q</mi>
    </mrow>
    <annotation encoding="StarMath 5.0">0 &lt;- q</annotation>
  </semantics>
</math>
</file>

<file path=Object 23/content.xml><?xml version="1.0" encoding="utf-8"?>
<math xmlns="http://www.w3.org/1998/Math/MathML" display="block">
  <semantics>
    <mrow>
      <mi>q</mi>
      <mo stretchy="false">→</mo>
      <mn>1</mn>
    </mrow>
    <annotation encoding="StarMath 5.0">q -&gt; 1</annotation>
  </semantics>
</math>
</file>

<file path=Object 24/content.xml><?xml version="1.0" encoding="utf-8"?>
<math xmlns="http://www.w3.org/1998/Math/MathML" display="block">
  <semantics>
    <mrow>
      <mrow>
        <msub>
          <mi>K</mi>
          <mi>f</mi>
        </msub>
        <mo stretchy="false">=</mo>
        <mfrac>
          <msub>
            <mi>L</mi>
            <mi>i</mi>
          </msub>
          <mrow>
            <mn>1</mn>
            <mo stretchy="false">−</mo>
            <mi>q</mi>
          </mrow>
        </mfrac>
      </mrow>
      <mi>,</mi>
      <mrow>
        <mn>0</mn>
        <mo stretchy="false">≤</mo>
        <mi>q</mi>
        <mo stretchy="false">&lt;</mo>
        <mn>1</mn>
      </mrow>
    </mrow>
    <annotation encoding="StarMath 5.0">K_f = L_i over { 1-q }, 0 &lt;= q &lt; 1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o stretchy="false">−</mo>
              <mi mathvariant="italic">KC</mi>
            </mrow>
          </mrow>
          <mo fence="true" stretchy="false">)</mo>
        </mrow>
      </mrow>
      <mi>x</mi>
      <mrow>
        <mrow>
          <mo fence="true" stretchy="false">(</mo>
          <mrow>
            <mi>k</mi>
          </mrow>
          <mo fence="true" stretchy="false">)</mo>
        </mrow>
        <mo stretchy="false">+</mo>
        <mi mathvariant="italic">Bu</mi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 mathvariant="italic">Ky</mi>
          <mi>m</mi>
        </msub>
      </mrow>
      <mrow>
        <mo fence="true" stretchy="false">(</mo>
        <mrow>
          <mi>k</mi>
        </mrow>
        <mo fence="true" stretchy="false">)</mo>
      </mrow>
    </mrow>
    <annotation encoding="StarMath 5.0">x(k+1) = (A -KC)x( k ) + Bu( k ) + Ky_m( k )</annotation>
  </semantics>
</math>
</file>

<file path=Object 26/content.xml><?xml version="1.0" encoding="utf-8"?>
<math xmlns="http://www.w3.org/1998/Math/MathML" display="block">
  <semantics>
    <mrow>
      <mi>u</mi>
      <mrow>
        <mrow>
          <mo fence="true" stretchy="false">(</mo>
          <mrow>
            <mi>k</mi>
          </mrow>
          <mo fence="true" stretchy="false">)</mo>
        </mrow>
        <mo stretchy="false">=</mo>
        <msub>
          <mi>K</mi>
          <mi>f</mi>
        </msub>
      </mrow>
      <mrow>
        <mi>r</mi>
        <mo stretchy="false">−</mo>
        <mrow>
          <mo fence="true" stretchy="false">(</mo>
          <mrow>
            <mrow>
              <mi mathvariant="italic">Lx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sub>
                  <mi>L</mi>
                  <mi>i</mi>
                </msub>
              </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</mrow>
    </mrow>
    <annotation encoding="StarMath 5.0">u( k ) = K_f r - ( Lx(k) - L_i x_i(k) )</annotation>
  </semantics>
</math>
</file>

<file path=Object 27/content.xml><?xml version="1.0" encoding="utf-8"?>
<math xmlns="http://www.w3.org/1998/Math/MathML" display="block">
  <semantics>
    <mrow>
      <msub>
        <mi>x</mi>
        <mi>i</mi>
      </msub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ub>
          <mi>x</mi>
          <mi>i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i>r</mi>
      </mrow>
      <mrow>
        <mrow>
          <mo fence="true" stretchy="false">(</mo>
          <mrow>
            <mi>k</mi>
          </mrow>
          <mo fence="true" stretchy="false">)</mo>
        </mrow>
        <mo stretchy="false">−</mo>
        <msub>
          <mi>y</mi>
          <mi>m</mi>
        </msub>
      </mrow>
      <mrow>
        <mo fence="true" stretchy="false">(</mo>
        <mrow>
          <mi>k</mi>
        </mrow>
        <mo fence="true" stretchy="false">)</mo>
      </mrow>
    </mrow>
    <annotation encoding="StarMath 5.0">x_i( k+1 ) = x_i( k ) + r( k ) - y_m( k )</annotation>
  </semantics>
</math>
</file>

<file path=Object 28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o stretchy="false">−</mo>
              <mi mathvariant="italic">KC</mi>
            </mrow>
          </mrow>
          <mo fence="true" stretchy="false">)</mo>
        </mrow>
      </mrow>
      <mi>x</mi>
      <mrow>
        <mrow>
          <mo fence="true" stretchy="false">(</mo>
          <mrow>
            <mi>k</mi>
          </mrow>
          <mo fence="true" stretchy="false">)</mo>
        </mrow>
        <mo stretchy="false">+</mo>
        <mi mathvariant="italic">Bu</mi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 mathvariant="italic">Ky</mi>
          <mi>m</mi>
        </msub>
      </mrow>
      <mrow>
        <mo fence="true" stretchy="false">(</mo>
        <mrow>
          <mi>k</mi>
        </mrow>
        <mo fence="true" stretchy="false">)</mo>
      </mrow>
    </mrow>
    <annotation encoding="StarMath 5.0">x(k+1) = (A -KC)x( k ) + Bu( k ) + Ky_m( k )</annotation>
  </semantics>
</math>
</file>

<file path=Object 2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i mathvariant="italic">AX</mi>
      </mrow>
      <mrow>
        <mo fence="true" stretchy="false">(</mo>
        <mrow>
          <mi>k</mi>
        </mrow>
        <mo fence="true" stretchy="false">)</mo>
      </mrow>
      <mrow>
        <msup>
          <mi>A</mi>
          <mi>T</mi>
        </msup>
        <mo stretchy="false">−</mo>
        <mrow>
          <mo fence="true" stretchy="false">(</mo>
          <mrow>
            <mrow>
              <msup>
                <mi>A</mi>
                <mi>T</mi>
              </msup>
              <mi>X</mi>
              <mrow>
                <mo fence="true" stretchy="false">(</mo>
                <mrow>
                  <mi>k</mi>
                </mrow>
                <mo fence="true" stretchy="false">)</mo>
              </mrow>
              <msup>
                <mi>C</mi>
                <mi>T</mi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i>R</mi>
                <mo stretchy="false">+</mo>
                <mi mathvariant="italic">CX</mi>
              </mrow>
              <mrow>
                <mo fence="true" stretchy="false">(</mo>
                <mrow>
                  <mi>k</mi>
                </mrow>
                <mo fence="true" stretchy="false">)</mo>
              </mrow>
              <msup>
                <mi>C</mi>
                <mi>T</mi>
              </msup>
            </mrow>
          </mrow>
          <mo fence="true" stretchy="false">)</mo>
        </mrow>
        <mrow>
          <mo stretchy="false">−</mo>
          <mn>1</mn>
        </mrow>
      </msup>
      <mrow>
        <mrow>
          <mo fence="true" stretchy="false">(</mo>
          <mrow>
            <mrow>
              <mi mathvariant="italic">CX</mi>
              <mrow>
                <mo fence="true" stretchy="false">(</mo>
                <mrow>
                  <mi>k</mi>
                </mrow>
                <mo fence="true" stretchy="false">)</mo>
              </mrow>
              <msup>
                <mi>A</mi>
                <mi>T</mi>
              </msup>
            </mrow>
          </mrow>
          <mo fence="true" stretchy="false">)</mo>
        </mrow>
        <mo stretchy="false">+</mo>
        <mi>Q</mi>
      </mrow>
    </mrow>
    <annotation encoding="StarMath 5.0">alignl X(k+1) = AX(k)A^T - ({A^T}X(k){C^T})(R + CX(k)C^T)^{-1}(CX(k)A^T) + Q</annotation>
  </semantics>
</math>
</file>

<file path=Object 4/content.xml><?xml version="1.0" encoding="utf-8"?>
<math xmlns="http://www.w3.org/1998/Math/MathML" display="block">
  <semantics>
    <mrow>
      <mi>w</mi>
      <mrow>
        <mo fence="true" stretchy="false">(</mo>
        <mrow>
          <mi>k</mi>
        </mrow>
        <mo fence="true" stretchy="false">)</mo>
      </mrow>
    </mrow>
    <annotation encoding="StarMath 5.0">w( k )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Q</mi>
            <mo stretchy="false">=</mo>
            <mi>I</mi>
          </mrow>
        </mtd>
      </mtr>
      <mtr>
        <mtd columnalign="left">
          <mrow>
            <mrow>
              <mi>R</mi>
              <mo stretchy="false">=</mo>
              <mi>E</mi>
            </mrow>
            <mrow>
              <mo fence="true" stretchy="false">{</mo>
              <mrow>
                <mrow>
                  <mi>w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sup>
                    <mi>w</mi>
                    <mi>T</mi>
                  </msup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  <mtr>
        <mtd columnalign="left"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Q = I newline 
alignl R = E lbrace w(k)w^T (k) rbrace  newline
alignl X( 0 ) = 0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row>
      <mrow>
        <mi>K</mi>
        <mo stretchy="false">=</mo>
        <msup>
          <mrow>
            <mo fence="true" stretchy="false">(</mo>
            <mrow>
              <mrow>
                <mi mathvariant="italic">CX</mi>
                <mrow>
                  <mo fence="true" stretchy="false">(</mo>
                  <mrow>
                    <mi>k</mi>
                  </mrow>
                  <mo fence="true" stretchy="false">)</mo>
                </mrow>
                <mrow>
                  <msup>
                    <mi>C</mi>
                    <mi>T</mi>
                  </msup>
                  <mo stretchy="false">+</mo>
                  <mi>R</mi>
                </mrow>
              </mrow>
            </mrow>
            <mo fence="true" stretchy="false">)</mo>
          </mrow>
          <mrow>
            <mo stretchy="false">−</mo>
            <mn>1</mn>
          </mrow>
        </msup>
      </mrow>
      <mrow>
        <mo fence="true" stretchy="false">(</mo>
        <mrow>
          <mrow>
            <mi mathvariant="italic">CX</mi>
            <mrow>
              <mo fence="true" stretchy="false">(</mo>
              <mrow>
                <mi>k</mi>
              </mrow>
              <mo fence="true" stretchy="false">)</mo>
            </mrow>
            <msup>
              <mi>A</mi>
              <mi>T</mi>
            </msup>
          </mrow>
        </mrow>
        <mo fence="true" stretchy="false">)</mo>
      </mrow>
    </mrow>
    <annotation encoding="StarMath 5.0">K=(CX(k)C^T + R)^{-1}(CX(k)A^T)

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row>
                          <mi>x</mi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fence="true"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under>
                <munder>
                  <mrow>
                    <mo fence="true" stretchy="true">[</mo>
                    <mrow>
                      <mtable>
                        <mtr>
                          <mtd>
                            <mi>A</mi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o stretchy="false">−</mo>
                              <mi>C</mi>
                            </mrow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  <mo stretchy="true">⏟</mo>
                </munder>
                <mover accent="true">
                  <mi>A</mi>
                  <mo stretchy="false">˚</mo>
                </mover>
              </munder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i>x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+</mo>
              <munder>
                <munder>
                  <mrow>
                    <mo fence="true" stretchy="true">[</mo>
                    <mrow>
                      <mtable>
                        <mtr>
                          <mtd>
                            <mi>B</mi>
                          </mtd>
                        </mtr>
                        <mtr>
                          <mtd>
                            <mrow>
                              <mo stretchy="false">−</mo>
                              <mi>D</mi>
                            </mrow>
                          </mtd>
                        </mtr>
                      </mtable>
                    </mrow>
                    <mo fence="true" stretchy="true">]</mo>
                  </mrow>
                  <mo stretchy="true">⏟</mo>
                </munder>
                <mover accent="true">
                  <mi>B</mi>
                  <mo stretchy="false">˚</mo>
                </mover>
              </munder>
            </mrow>
            <mi>u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i>r</mi>
            <mrow>
              <mo fence="true" stretchy="false">(</mo>
              <mrow>
                <mi>k</mi>
              </mrow>
              <mo fence="true" stretchy="false">)</mo>
            </mrow>
          </mrow>
        </mtd>
      </mtr>
      <mtr>
        <mtd columnalign="left">
          <mrow>
            <mi>y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=</mo>
              <munder>
                <munder>
                  <mrow>
                    <mo fence="true" stretchy="true">[</mo>
                    <mrow>
                      <mtable>
                        <mtr>
                          <mtd>
                            <mi>C</mi>
                          </mtd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  <mo stretchy="true">⏟</mo>
                </munder>
                <mover accent="true">
                  <mi>C</mi>
                  <mo stretchy="false">˚</mo>
                </mover>
              </munder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i>x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+</mo>
              <mi>D</mi>
            </mrow>
            <mi>u</mi>
            <mrow>
              <mo fence="true" stretchy="false">(</mo>
              <mrow>
                <mi>k</mi>
              </mrow>
              <mo fence="true" stretchy="false">)</mo>
            </mrow>
          </mrow>
        </mtd>
      </mtr>
    </mtable>
    <annotation encoding="StarMath 5.0">alignl left [ matrix{x(k+1) ## x_i(k+1)} right ] = {left[matrix{A # 0 ## -C # 1 } right]} underbrace { circle A }left[matrix{x(k) ## x_i(k) } right] + {left[matrix{B ## -D } right]} underbrace { circle B } u(k) + left[matrix{0 ## 1 } right] r( k) newline
alignl y( k ) = {left[matrix{C # 0 } right]} underbrace { circle C }left[matrix{x(k) ## x_i(k) } right] + D u(k)</annotation>
  </semantics>
</math>
</file>

<file path=Object 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over accent="true">
          <msup>
            <mi>A</mi>
            <mi>T</mi>
          </msup>
          <mo stretchy="false">˚</mo>
        </mover>
      </mrow>
      <mi>X</mi>
      <mrow>
        <mo fence="true" stretchy="false">(</mo>
        <mrow>
          <mi>k</mi>
        </mrow>
        <mo fence="true" stretchy="false">)</mo>
      </mrow>
      <mrow>
        <mover accent="true">
          <mi>A</mi>
          <mo stretchy="false">˚</mo>
        </mover>
        <mo stretchy="false">−</mo>
        <mrow>
          <mo fence="true" stretchy="false">(</mo>
          <mrow>
            <mrow>
              <mover accent="true">
                <msup>
                  <mi>A</mi>
                  <mi>T</mi>
                </msup>
                <mo stretchy="false">˚</mo>
              </mover>
              <mi>X</mi>
              <mrow>
                <mo fence="true" stretchy="false">(</mo>
                <mrow>
                  <mi>k</mi>
                </mrow>
                <mo fence="true" stretchy="false">)</mo>
              </mrow>
              <mover accent="true">
                <mi>B</mi>
                <mo stretchy="false">˚</mo>
              </mover>
            </mrow>
          </mrow>
          <mo fence="true" stretchy="false">)</mo>
        </mrow>
      </mrow>
      <msup>
        <mrow>
          <mo fence="true" stretchy="false">(</mo>
          <mrow>
            <mrow>
              <mrow>
                <mi>R</mi>
                <mo stretchy="false">+</mo>
                <mover accent="true">
                  <msup>
                    <mi>B</mi>
                    <mi>T</mi>
                  </msup>
                  <mo stretchy="false">˚</mo>
                </mover>
              </mrow>
              <mi>X</mi>
              <mrow>
                <mo fence="true" stretchy="false">(</mo>
                <mrow>
                  <mi>k</mi>
                </mrow>
                <mo fence="true" stretchy="false">)</mo>
              </mrow>
              <mover accent="true">
                <mi>B</mi>
                <mo stretchy="false">˚</mo>
              </mover>
            </mrow>
          </mrow>
          <mo fence="true" stretchy="false">)</mo>
        </mrow>
        <mrow>
          <mo stretchy="false">−</mo>
          <mn>1</mn>
        </mrow>
      </msup>
      <mrow>
        <mrow>
          <mo fence="true" stretchy="false">(</mo>
          <mrow>
            <mrow>
              <mover accent="true">
                <msup>
                  <mi>B</mi>
                  <mi>T</mi>
                </msup>
                <mo stretchy="false">˚</mo>
              </mover>
              <mi>X</mi>
              <mrow>
                <mo fence="true" stretchy="false">(</mo>
                <mrow>
                  <mi>k</mi>
                </mrow>
                <mo fence="true" stretchy="false">)</mo>
              </mrow>
              <mover accent="true">
                <mi>A</mi>
                <mo stretchy="false">˚</mo>
              </mover>
            </mrow>
          </mrow>
          <mo fence="true" stretchy="false">)</mo>
        </mrow>
        <mo stretchy="false">+</mo>
        <mi>Q</mi>
      </mrow>
    </mrow>
    <annotation encoding="StarMath 5.0">alignl X(k+1) = circle A^T X(k) circle A -( circle A^T X(k) circle B)(R + circle B^T X(k) circle B)^{-1}(circle B^T X(k) circle A) + Q</annotation>
  </semantics>
</math>
</file>